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42e" officeooo:paragraph-rsid="0016942e"/>
    </style:style>
    <style:style style:name="P2" style:family="paragraph" style:parent-style-name="Text_20_body">
      <style:text-properties officeooo:rsid="0016ac73" officeooo:paragraph-rsid="0016ac73"/>
    </style:style>
    <style:style style:name="P3" style:family="paragraph" style:parent-style-name="Text_20_body">
      <style:text-properties officeooo:rsid="001ac20b" officeooo:paragraph-rsid="001add58"/>
    </style:style>
    <style:style style:name="P4" style:family="paragraph" style:parent-style-name="Text_20_body">
      <style:text-properties officeooo:rsid="001add58" officeooo:paragraph-rsid="001add58"/>
    </style:style>
    <style:style style:name="P5" style:family="paragraph" style:parent-style-name="Text_20_body">
      <style:text-properties officeooo:rsid="001c7cf9" officeooo:paragraph-rsid="001c7cf9"/>
    </style:style>
    <style:style style:name="P6" style:family="paragraph" style:parent-style-name="Standard">
      <style:text-properties officeooo:rsid="002914d9" officeooo:paragraph-rsid="002914d9"/>
    </style:style>
    <style:style style:name="P7" style:family="paragraph" style:parent-style-name="Text_20_body" style:list-style-name="L1">
      <style:text-properties fo:font-variant="normal" fo:text-transform="none" fo:color="#24292e" style:font-name="apple-system" fo:font-size="12pt" fo:letter-spacing="normal" fo:font-style="normal" fo:font-weight="normal" officeooo:rsid="0016942e" officeooo:paragraph-rsid="0016942e"/>
    </style:style>
    <style:style style:name="P8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6ac73" officeooo:paragraph-rsid="0016ac73"/>
    </style:style>
    <style:style style:name="P9" style:family="paragraph" style:parent-style-name="Text_20_body" style:list-style-name="L1">
      <style:text-properties fo:font-variant="normal" fo:text-transform="none" fo:color="#24292e" style:font-name="apple-system" fo:font-size="12pt" fo:letter-spacing="normal" fo:font-style="normal" fo:font-weight="normal" officeooo:paragraph-rsid="0016942e"/>
    </style:style>
    <style:style style:name="P10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add58" officeooo:paragraph-rsid="001add58"/>
    </style:style>
    <style:style style:name="P1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ac20b" officeooo:paragraph-rsid="001add58"/>
    </style:style>
    <style:style style:name="P12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d6dd6" officeooo:paragraph-rsid="001d6dd6"/>
    </style:style>
    <style:style style:name="P15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fabb6" officeooo:paragraph-rsid="001fabb6"/>
    </style:style>
    <style:style style:name="P16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17f2e" officeooo:paragraph-rsid="00217f2e"/>
    </style:style>
    <style:style style:name="P17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rsid="00268feb" officeooo:paragraph-rsid="00268feb"/>
    </style:style>
    <style:style style:name="P18" style:family="paragraph" style:parent-style-name="Text_20_body">
      <style:paragraph-properties fo:margin-top="0cm" fo:margin-bottom="0.423cm" loext:contextual-spacing="false" fo:orphans="2" fo:widows="2"/>
      <style:text-properties officeooo:rsid="001eeb60" officeooo:paragraph-rsid="001eeb60"/>
    </style:style>
    <style:style style:name="P19" style:family="paragraph" style:parent-style-name="Text_20_body">
      <style:paragraph-properties fo:margin-top="0cm" fo:margin-bottom="0.423cm" loext:contextual-spacing="false" fo:orphans="2" fo:widows="2"/>
      <style:text-properties officeooo:rsid="002378e9" officeooo:paragraph-rsid="002378e9"/>
    </style:style>
    <style:style style:name="P20" style:family="paragraph" style:parent-style-name="Text_20_body">
      <style:paragraph-properties fo:margin-top="0cm" fo:margin-bottom="0.423cm" loext:contextual-spacing="false" fo:orphans="2" fo:widows="2"/>
      <style:text-properties officeooo:rsid="00268feb" officeooo:paragraph-rsid="00268feb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6ac73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7b8cd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add58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c7cf9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25098f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8" style:family="text">
      <style:text-properties officeooo:rsid="001df547"/>
    </style:style>
    <style:style style:name="T9" style:family="text">
      <style:text-properties officeooo:rsid="00217f2e"/>
    </style:style>
    <style:style style:name="T10" style:family="text">
      <style:text-properties fo:color="#24292e" style:font-name="apple-system" fo:font-size="12pt"/>
    </style:style>
    <style:style style:name="T11" style:family="text">
      <style:text-properties fo:color="#24292e" style:font-name="apple-system" fo:font-size="12pt" officeooo:rsid="0027c632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0770908" text:style-name="L1">
        <text:list-item>
          <text:p text:style-name="P7">Повторите и перечислите какие типы памяти в С есть, как и когда на них выделяются переменные, их время жизни.</text:p>
        </text:list-item>
      </text:list>
      <text:p text:style-name="P1"><text:span text:style-name="T1">Типы памяти в си: </text:span><text:span text:style-name="T2">автоматический, статический и динамический.</text:span></text:p>
      <text:p text:style-name="P8">Автоматический (размещение на стеке) существует ровно в том блоке, где и был создан. После закрытия блока уничтожается. При вызове функции автоматически выделяет ее аргументы и локальные переменные. Размер фиксированный. Размещается на стеке.</text:p>
      <text:p text:style-name="P8">Статический — выделение памяти происходит до начала работы программы, существует все время работы программы. Размер не изменяется. Размещение происходит в статической памяти. </text:p>
      <text:p text:style-name="P2"><text:span text:style-name="T1">Динамический — объявление происходит с помощью функции malloc. </text:span><text:span text:style-name="T3">Память выделяется при соответствующем указании из программы. Переменная существует ровно от вызова malloc до вызова free. Размер может изменяться и быть любым (в пределах имеющейся памяти).</text:span></text:p>
      <text:list xml:id="list40102048629940" text:continue-numbering="true" text:style-name="L1">
        <text:list-item>
          <text:p text:style-name="P9">Какие способы управления областями видимости в языке С вы знаете?</text:p>
        </text:list-item>
      </text:list>
      <text:p text:style-name="P3"><text:span text:style-name="T1">Для управления областями памяти в си существуют четыре класса памяти</text:span><text:span text:style-name="T4">: auto, static, external и register.</text:span></text:p>
      <text:p text:style-name="P4"><text:span text:style-name="T1">Auto — локальная (внутренняя),</text:span><text:span text:style-name="T5"> </text:span><text:span text:style-name="T1">используется только внутри блока и уничтожается по его закрытии;</text:span></text:p>
      <text:p text:style-name="P5">Register — видимость в блоке, связывания нет, время жизни автоматическое.</text:p>
      <text:p text:style-name="P5">Static: с внешним связыванием — видимость в файле, определяется за пределами всех функций. (или же ключевое слово extern)</text:p>
      <text:p text:style-name="P5">С внутренним связыванием — видимость в файле (не в блоке), определение за пределами функций с ключевым словом static.</text:p>
      <text:p text:style-name="P5">Без связывания — определяется в блоке с ключевым словом.</text:p>
      <text:p text:style-name="P10">Связывание. Бывает внешним, внутренним или никаким (его нет).</text:p>
      <text:p text:style-name="P10">Внешнее — к объекту можно обратиться не только в том файле, где он определен, но и в других файлах многофайловой программы. </text:p>
      <text:p text:style-name="P10">Внутреннее — к объекту можно обратиться только там, где он был определен.</text:p>
      <text:p text:style-name="P11"><text:s/></text:p>
      <text:list xml:id="list40102261130217" text:continue-numbering="true" text:style-name="L1">
        <text:list-item>
          <text:p text:style-name="P12"><text:span text:style-name="T1">Какие способы управления областями видимости в языке С++ вы знаете? Что такое </text:span><text:span text:style-name="Strong_20_Emphasis"><text:span text:style-name="T7">namespace</text:span></text:span><text:span text:style-name="T1">?</text:span></text:p>
        </text:list-item>
      </text:list>
      <text:p text:style-name="P14">В С++ для управления областями видимости существует такое понятие, как пространство имен. <text:span text:style-name="T8">Обращение к имени происходит по указанию адреса с пространством имен: например, в пространстве имен Space </text:span><text:soft-page-break/><text:span text:style-name="T8">инициализировать переменную Gal_num можно так: Gal_one::Constell_num = 88;</text:span></text:p>
      <text:list xml:id="list40100595841450" text:continue-numbering="true" text:style-name="L1">
        <text:list-item>
          <text:p text:style-name="P12"><text:span text:style-name="T1">Для чего нужны ключевые слова </text:span><text:span text:style-name="Strong_20_Emphasis"><text:span text:style-name="T7">public:</text:span></text:span><text:span text:style-name="T1"> и </text:span><text:span text:style-name="Strong_20_Emphasis"><text:span text:style-name="T7">private:</text:span></text:span><text:span text:style-name="T1">?</text:span></text:p>
        </text:list-item>
      </text:list>
      <text:p text:style-name="P18"><text:span text:style-name="T1">Ключевые слова нужны, чтобы ограничивать/разрешать доступ к данному объекту объектам вне данного класса/структуры. Так private: идентифицирует объекты, доступ к которым может быть рвзрешен только через члены public: Стоит отметить, что без указания ключевого слова объекты класса являются скрытыми (</text:span><text:a xlink:type="simple" xlink:href="private:)б" text:style-name="Internet_20_link" text:visited-style-name="Visited_20_Internet_20_Link">private</text:a><text:span text:style-name="T1">), а структуры — открытыми.</text:span></text:p>
      <text:list xml:id="list40101434758308" text:continue-numbering="true" text:style-name="L1">
        <text:list-item>
          <text:p text:style-name="P13">Что особенного в конструкторе и деструкторе класса, что их отличает от других методов.</text:p>
        </text:list-item>
      </text:list>
      <text:p text:style-name="P15">Конструктор класса вызывается автоматически при объявлении объекта. Существует возможность вызвать конструктор по умолчанию, если не заданы аргументы <text:span text:style-name="T9">(явные инициализирующие переменные). Также можно вызвать конструктор даже если он не написан (создастся конструктор по умолчанию). Выглядит так: Class_name obj_name;</text:span></text:p>
      <text:p text:style-name="P16">Также существует деструктор класса по умолчанию. Он выглядит так: ~Class_name();</text:p>
      <text:list xml:id="list40100860238154" text:continue-numbering="true" text:style-name="L1">
        <text:list-item>
          <text:p text:style-name="P12"><text:span text:style-name="T1">Для чего нужны операторы </text:span><text:span text:style-name="Strong_20_Emphasis"><text:span text:style-name="T7">new</text:span></text:span><text:span text:style-name="T1"> и </text:span><text:span text:style-name="Strong_20_Emphasis"><text:span text:style-name="T7">delete</text:span></text:span><text:span text:style-name="T1">?</text:span></text:p>
        </text:list-item>
      </text:list>
      <text:p text:style-name="P19"><text:span text:style-name="T1">New нужен для инициализации структуры или массива во время динамического выделения памяти. </text:span><text:span text:style-name="T6">П</text:span><text:span text:style-name="T1">ричем оператор сам определяет количество необходимой памяти, </text:span><text:span text:style-name="T6">что более удобно, чем вызов malloc при инициализации переменной</text:span><text:span text:style-name="T1">.</text:span></text:p>
      <text:p text:style-name="P19"><text:span text:style-name="T1">Delete нужен для динамического освобождения памяти.</text:span></text:p>
      <text:list xml:id="list40100867372493" text:continue-numbering="true" text:style-name="L1">
        <text:list-item>
          <text:p text:style-name="P12"><text:span text:style-name="T1">Что такое и для чего нужен указатель </text:span><text:span text:style-name="Strong_20_Emphasis"><text:span text:style-name="T7">this</text:span></text:span><text:span text:style-name="T1">?</text:span></text:p>
        </text:list-item>
      </text:list>
      <text:p text:style-name="P20"><text:span text:style-name="T1">This — указатель на текущий объект класса.</text:span></text:p>
      <text:p text:style-name="P17"><text:span text:style-name="T10">Используется, если существует метод, имеющий параметр с тем же именем, что и переменная-член. Тогда становится неочевидно, к</text:span><text:span text:style-name="T11">уда</text:span><text:span text:style-name="T10"> обращаться. </text:span><text:span text:style-name="T11">This заставляет обращаться к объекту, находящемуся <text:s/>в данной области. Также может использоваться, чтобы вернуть текущий экземпляр класса.</text:span></text:p>
      <text:list xml:id="list40102716245593" text:continue-numbering="true" text:style-name="L1">
        <text:list-item>
          <text:p text:style-name="P12"><text:span text:style-name="T1">что такое </text:span><text:span text:style-name="Strong_20_Emphasis"><text:span text:style-name="T7">std::cout</text:span></text:span><text:span text:style-name="T1"> и </text:span><text:span text:style-name="Strong_20_Emphasis"><text:span text:style-name="T7">std::cin</text:span></text:span><text:span text:style-name="T1">?</text:span></text:p>
        </text:list-item>
      </text:list>
      <text:p text:style-name="P6">Объекты выходного и входного потока пространства s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1:44:44.581657645</meta:creation-date>
    <meta:editing-duration>PT5M1S</meta:editing-duration>
    <meta:editing-cycles>2</meta:editing-cycles>
    <meta:generator>LibreOffice/6.0.3.2$Linux_X86_64 LibreOffice_project/00m0$Build-2</meta:generator>
    <dc:date>2019-02-26T04:01:00.357694457</dc:date>
    <meta:document-statistic meta:table-count="0" meta:image-count="0" meta:object-count="0" meta:page-count="2" meta:paragraph-count="31" meta:word-count="508" meta:character-count="3717" meta:non-whitespace-character-count="3232"/>
  </office:meta>
</office:document-meta>
</file>